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be58" officeooo:paragraph-rsid="0010be58"/>
    </style:style>
    <style:style style:name="P2" style:family="paragraph" style:parent-style-name="Standard">
      <style:paragraph-properties fo:line-height="200%"/>
      <style:text-properties officeooo:rsid="0010be58" officeooo:paragraph-rsid="0010be58"/>
    </style:style>
    <style:style style:name="T1" style:family="text">
      <style:text-properties officeooo:rsid="00110e77"/>
    </style:style>
    <style:style style:name="T2" style:family="text">
      <style:text-properties officeooo:rsid="0011f87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rrell Broadus</text:p>
      <text:p text:style-name="P1"/>
      <text:p text:style-name="P1">March 2, 2015</text:p>
      <text:p text:style-name="P1"/>
      <text:p text:style-name="P1">CS 202</text:p>
      <text:p text:style-name="P1"/>
      <text:p text:style-name="P1">Project 5</text:p>
      <text:p text:style-name="P1"/>
      <text:p text:style-name="P2"><text:tab/>The assignment for project 5 was to write a program using a symbol class, which is an abstract data type. I have never used this before, so it was very hard. I used the notes from class to get started. Of course, as always, it made more sense in class. The notes from lab helped me with the files that I needed to make and the makefile. It made it easier to appproach since the slot machine <text:span text:style-name="T2">in this project </text:span><text:s/>ha<text:span text:style-name="T2">s</text:span> only one reel. </text:p>
      <text:p text:style-name="P2"><text:tab/><text:span text:style-name="T1">I had a lot of my questions answered during TA time, and they helped me understand what was going on in the project. I used cout statements to resolve my bugs. It was a tedoius process, but it makes the most sense to me on how to find the source of bugs, especially segfaults.</text:span></text:p>
      <text:p text:style-name="P2"><text:tab/><text:span text:style-name="T1">I modeled the constructor and destructor from my notes from class, and used my string library that I had made for previous assignments. I did have trouble figuring out the parameters, and needed help to understand how to write the code. This whole approach seems more streamlined and efficient.</text:span></text:p>
      <text:p text:style-name="P2"><text:tab/><text:span text:style-name="T1">The process was difficult because it was new, but once the project was done, the main driver looked very simple. Some of the functionality was behind the scenes, making the main driver so much shorter. If I had more time and I didn't have to study for the midterm, I would have played with it more and tried to think of how to add more functionality to the slotmachine.</text:span></text:p>
      <text:p text:style-name="P2"/>
      <text:p text:style-name="P2"><text:tab/></text:p>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13:26:10.964449999</meta:creation-date>
    <dc:date>2015-03-02T14:49:32.817913931</dc:date>
    <meta:editing-duration>PT13M18S</meta:editing-duration>
    <meta:editing-cycles>2</meta:editing-cycles>
    <meta:generator>LibreOffice/4.2.7.2$Linux_X86_64 LibreOffice_project/420m0$Build-2</meta:generator>
    <meta:document-statistic meta:table-count="0" meta:image-count="0" meta:object-count="0" meta:page-count="1" meta:paragraph-count="9" meta:word-count="265" meta:character-count="1414" meta:non-whitespace-character-count="1150"/>
  </office:meta>
</office:document-meta>
</file>